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break-before="page"/>
    </style:style>
    <style:style style:name="P4" style:family="paragraph" style:parent-style-name="Standard">
      <style:paragraph-properties fo:line-height="100%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paragraph-properties fo:line-height="100%"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" style:family="text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ial ekvation</text:p>
      <text:p text:style-name="P1"/>
      <text:p text:style-name="P1"><draw:frame draw:style-name="fr1" draw:name="Object1" text:anchor-type="as-char" svg:width="2.275cm" svg:height="0.545cm" draw:z-index="0"><draw:object xlink:href="./Object 1" xlink:type="simple" xlink:show="embed" xlink:actuate="onLoad"/><draw:image xlink:href="./ObjectReplacements/Object 1" xlink:type="simple" xlink:show="embed" xlink:actuate="onLoad"/></draw:frame>, <text:s/>x &gt; 0 <text:s text:c="2"/>(1) <text:s text:c="2"/>har en lösning som också uppfyller ekvationen</text:p>
      <text:p text:style-name="P1"/>
      <text:p text:style-name="P1"><draw:frame draw:style-name="fr1" draw:name="Object2" text:anchor-type="as-char" svg:width="4.519cm" svg:height="0.545cm" draw:z-index="1"><draw:object xlink:href="./Object 2" xlink:type="simple" xlink:show="embed" xlink:actuate="onLoad"/><draw:image xlink:href="./ObjectReplacements/Object 2" xlink:type="simple" xlink:show="embed" xlink:actuate="onLoad"/></draw:frame> <text:s/>(2) <text:s text:c="2"/>bestäm denna lösning.</text:p>
      <text:p text:style-name="P4"/>
      <text:p text:style-name="P4"/>
      <text:p text:style-name="P4"/>
      <text:p text:style-name="P4">Löser ekvationen (1).<text:tab/>Den är linjär av första ordningen.</text:p>
      <text:p text:style-name="P4"/>
      <text:p text:style-name="P4">Löses med hjälp av integrerande faktor.</text:p>
      <text:p text:style-name="P4"/>
      <text:p text:style-name="P4">Skriv ekvationen på normal form.</text:p>
      <text:p text:style-name="P4"/>
      <text:p text:style-name="P4"><draw:frame draw:style-name="fr1" draw:name="Object3" text:anchor-type="as-char" svg:width="2.252cm" svg:height="1.04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2"><text:span text:style-name="T1">Multiplicera ekvationen med den integrerande faktorn</text:span><text:span text:style-name="T1"><draw:frame draw:style-name="fr1" draw:name="Object4" text:anchor-type="as-char" svg:width="3.353cm" svg:height="1.15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P4"><draw:frame draw:style-name="fr1" draw:name="Object5" text:anchor-type="as-char" svg:width="2.815cm" svg:height="1.0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1" draw:name="Object6" text:anchor-type="as-char" svg:width="2.505cm" svg:height="1.1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<draw:frame draw:style-name="fr1" draw:name="Object7" text:anchor-type="as-char" svg:width="1.82cm" svg:height="1.04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1" draw:name="Object8" text:anchor-type="as-char" svg:width="2.145cm" svg:height="0.54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/>
      <text:p text:style-name="P4"/>
      <text:p text:style-name="P4">Löser ekvation (2).</text:p>
      <text:p text:style-name="P4"/>
      <text:p text:style-name="P2"><text:span text:style-name="T1">Omforma (2) till <text:s/>x</text:span><text:span text:style-name="T3">3</text:span><text:span text:style-name="T1">y</text:span><text:span text:style-name="T3">–2</text:span><text:span text:style-name="T1">y' – x</text:span><text:span text:style-name="T3">2</text:span><text:span text:style-name="T1">y</text:span><text:span text:style-name="T3">–2</text:span><text:span text:style-name="T1">y = 1</text:span></text:p>
      <text:p text:style-name="P4"/>
      <text:p text:style-name="P2"><text:span text:style-name="T1">x</text:span><text:span text:style-name="T3">3</text:span><text:span text:style-name="T1">y</text:span><text:span text:style-name="T3">–2</text:span><text:span text:style-name="T1">y' – x</text:span><text:span text:style-name="T3">2</text:span><text:span text:style-name="T1">y</text:span><text:span text:style-name="T3">–1</text:span><text:span text:style-name="T1"> = 1</text:span></text:p>
      <text:p text:style-name="P4"/>
      <text:p text:style-name="P2"><text:span text:style-name="T1">u ≜ y</text:span><text:span text:style-name="T3">–1</text:span></text:p>
      <text:p text:style-name="P4"/>
      <text:p text:style-name="P2"><text:span text:style-name="T1">u' = –y</text:span><text:span text:style-name="T3">–2</text:span><text:span text:style-name="T1">y'</text:span></text:p>
      <text:p text:style-name="P4"/>
      <text:p text:style-name="P2"><text:span text:style-name="T1">–x</text:span><text:span text:style-name="T3">3</text:span><text:span text:style-name="T1">u' – x</text:span><text:span text:style-name="T3">2</text:span><text:span text:style-name="T1">u = 1</text:span></text:p>
      <text:p text:style-name="P4"/>
      <text:p text:style-name="P4"><draw:frame draw:style-name="fr1" draw:name="Object9" text:anchor-type="as-char" svg:width="2.813cm" svg:height="1.0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<draw:frame draw:style-name="fr1" draw:name="Object10" text:anchor-type="as-char" svg:width="6.518cm" svg:height="0.8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1" draw:name="Object11" text:anchor-type="as-char" svg:width="2.725cm" svg:height="1.0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><draw:frame draw:style-name="fr1" draw:name="Object12" text:anchor-type="as-char" svg:width="3.251cm" svg:height="1.04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1" draw:name="Object13" text:anchor-type="as-char" svg:width="2.332cm" svg:height="0.54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4"><draw:frame draw:style-name="fr1" draw:name="Object14" text:anchor-type="as-char" svg:width="3.764cm" svg:height="1.0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draw:frame draw:style-name="fr1" draw:name="Object15" text:anchor-type="as-char" svg:width="2.418cm" svg:height="1.0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<draw:frame draw:style-name="fr1" draw:name="Object16" text:anchor-type="as-char" svg:width="2.08cm" svg:height="1.10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/>
      <text:p text:style-name="P4">Vi vill att för några C och B att</text:p>
      <text:p text:style-name="P4"/>
      <text:p text:style-name="P4"><draw:frame draw:style-name="fr1" draw:name="Object17" text:anchor-type="as-char" svg:width="3.14cm" svg:height="1.0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Tag <text:s/>C = B = 0</text:p>
      <text:p text:style-name="P4"/>
      <text:p text:style-name="P4">Den sökta lösningen är y = x²</text:p>
      <text:p text:style-name="P4"/>
      <text:p text:style-name="P4"/>
      <text:p text:style-name="P4"/>
      <text:p text:style-name="P2"><text:span text:style-name="T1">Bestäm stationära lösningen och deras stabilitet till</text:span><text:span text:style-name="T1"><draw:frame draw:style-name="fr1" draw:name="Object18" text:anchor-type="as-char" svg:width="2.656cm" svg:height="1.044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.</text:span></text:p>
      <text:p text:style-name="P4"/>
      <text:p text:style-name="P4">Stationär vid <text:s/>x = 0 <text:s/>och <text:s/>x = 5.</text:p>
      <text:p text:style-name="P4"/>
      <text:p text:style-name="P4">←──◄──┼──►──┼──◄──→</text:p>
      <text:p text:style-name="P4"><text:tab/> <text:s text:c="2"/>0<text:tab/> <text:s text:c="5"/>5</text:p>
      <text:p text:style-name="P4"/>
      <text:p text:style-name="P4">Instabil vid 0 och stabil vid 5.</text:p>
      <text:p text:style-name="P4"/>
      <text:p text:style-name="P4"/>
      <text:p text:style-name="P4"/>
      <text:p text:style-name="P4"/>
      <text:p text:style-name="P4"/>
      <text:p text:style-name="P4">Klassifiera kritiska punkter hos <text:s/>x'(t) = x(5 – x), <text:s/>y'(t) = y(x – 1).</text:p>
      <text:p text:style-name="P4"/>
      <text:p text:style-name="P4">Vi söker kritiska punkter.</text:p>
      <text:p text:style-name="P4"/>
      <text:p text:style-name="P4">x(5 – x) = 0<text:tab/><text:tab/>ekvationen (1) get <text:s/>x = 0 <text:s/>och <text:s/>x = 5.</text:p>
      <text:p text:style-name="P4">y(x – 1) = 0</text:p>
      <text:p text:style-name="P4"/>
      <text:p text:style-name="P5">För x = 0:</text:p>
      <text:p text:style-name="P4"/>
      <text:p text:style-name="P4"><text:tab/>Ekvationen (2) ger <text:s/>y(0; –1) = –y = 0<text:tab/>Kritisk punkt: <text:s/>(0; 0)</text:p>
      <text:p text:style-name="P4"/>
      <text:p text:style-name="P4">För x = 5:</text:p>
      <text:p text:style-name="P4"/>
      <text:p text:style-name="P4"><text:tab/>Ekvationen (2) ger <text:s/>4y = 0 <text:s/>⇒ <text:s/>y = 0<text:tab/>Kritisk punkt: <text:s/>(5; 0)</text:p>
      <text:p text:style-name="P4"/>
      <text:p text:style-name="P4"/>
      <text:p text:style-name="P4">Vi linjäriserar system i närheten av de kritiska punkterna.</text:p>
      <text:p text:style-name="P4"/>
      <text:p text:style-name="P4"/>
      <text:p text:style-name="P4">Förklarning:</text:p>
      <text:p text:style-name="P4"/>
      <text:p text:style-name="P2"><text:span text:style-name="T1"><text:tab/></text:span><text:span text:style-name="T1"><draw:frame draw:style-name="fr1" draw:name="Object19" text:anchor-type="as-char" svg:width="2.609cm" svg:height="1.044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/>
      <text:p text:style-name="P2"><text:span text:style-name="T1"><text:tab/></text:span><text:span text:style-name="T1"><draw:frame draw:style-name="fr1" draw:name="Object20" text:anchor-type="as-char" svg:width="2.688cm" svg:height="1.048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/>
      <text:p text:style-name="P2"><text:span text:style-name="T1"><text:tab/>(x</text:span><text:span text:style-name="T2">1</text:span><text:span text:style-name="T1">; y</text:span><text:span text:style-name="T2">1</text:span><text:span text:style-name="T1">) är en kritisk punkt.</text:span></text:p>
      <text:p text:style-name="P4"/>
      <text:p text:style-name="P2"><text:span text:style-name="T1"><text:tab/>P(x</text:span><text:span text:style-name="T2">1</text:span><text:span text:style-name="T1">; y</text:span><text:span text:style-name="T2">1</text:span><text:span text:style-name="T1">) = 0 = Q(x</text:span><text:span text:style-name="T2">1</text:span><text:span text:style-name="T1">; y</text:span><text:span text:style-name="T2">1</text:span><text:span text:style-name="T1">)</text:span></text:p>
      <text:p text:style-name="P4"/>
      <text:p text:style-name="P2"><text:span text:style-name="T1"><text:tab/></text:span><text:span text:style-name="T1"><draw:frame draw:style-name="fr1" draw:name="Object21" text:anchor-type="as-char" svg:width="6.874cm" svg:height="1.048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"/>
      <text:p text:style-name="P2"><text:span text:style-name="T1"><text:tab/></text:span><text:span text:style-name="T1"><draw:frame draw:style-name="fr1" draw:name="Object22" text:anchor-type="as-char" svg:width="11.583cm" svg:height="1.328cm" draw:z-index="23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4"/>
      <text:p text:style-name="P2"><text:span text:style-name="T1"><text:tab/></text:span><text:span text:style-name="T1"><draw:frame draw:style-name="fr1" draw:name="Object23" text:anchor-type="as-char" svg:width="7.502cm" svg:height="1.185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<text:tab/><text:tab/>(H.O.T. <text:s/>är en restterm)</text:span></text:p>
      <text:p text:style-name="P4"/>
      <text:p text:style-name="P2"><text:span text:style-name="T1"><text:tab/>För (x; y) ≈ (x</text:span><text:span text:style-name="T2">1</text:span><text:span text:style-name="T1">; y</text:span><text:span text:style-name="T2">1</text:span><text:span text:style-name="T1">)</text:span></text:p>
      <text:p text:style-name="P4"/>
      <text:p text:style-name="P2"><text:span text:style-name="T1"><text:tab/></text:span><text:span text:style-name="T1"><draw:frame draw:style-name="fr1" draw:name="Object24" text:anchor-type="as-char" svg:width="6.366cm" svg:height="2.683cm" draw:z-index="25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4"/>
      <text:p text:style-name="P4"><text:tab/>x' = 5x – x²</text:p>
      <text:p text:style-name="P4"/>
      <text:p text:style-name="P4"><text:tab/>y' = xy – y</text:p>
      <text:p text:style-name="P4"/>
      <text:p text:style-name="P4"/>
      <text:p text:style-name="P2"><text:span text:style-name="T1"><text:tab/></text:span><text:span text:style-name="T1"><draw:frame draw:style-name="fr1" draw:name="Object25" text:anchor-type="as-char" svg:width="4.879cm" svg:height="1.161cm" draw:z-index="26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><text:span text:style-name="T1"><text:tab/></text:span><text:span text:style-name="T1"><draw:frame draw:style-name="fr1" draw:name="Object26" text:anchor-type="as-char" svg:width="3.704cm" svg:height="1.168cm" draw:z-index="1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"/>
      <text:p text:style-name="P4"><text:tab/>Egenvärden: <text:s/>5 <text:s/>och <text:s/>–1</text:p>
      <text:p text:style-name="P4"/>
      <text:p text:style-name="P4"><text:tab/>Sadelpunkt!</text:p>
      <text:p text:style-name="P4"/>
      <text:p text:style-name="P4"/>
      <text:p text:style-name="P2"><text:span text:style-name="T1"><text:tab/></text:span><text:span text:style-name="T1"><draw:frame draw:style-name="fr1" draw:name="Object27" text:anchor-type="as-char" svg:width="3.704cm" svg:height="1.168cm" draw:z-index="19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/>
      <text:p text:style-name="P4"><text:tab/>Egenvärden: <text:s/>–5 <text:s/>och <text:s/>4</text:p>
      <text:p text:style-name="P4"/>
      <text:p text:style-name="P4"><text:tab/>Sadelpunkt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9H24M39S</meta:editing-duration>
    <meta:editing-cycles>96</meta:editing-cycles>
    <meta:generator>OpenOffice.org/3.1$Win32 OpenOffice.org_project/310m19$Build-9420</meta:generator>
    <dc:date>2010-10-16T21:29:09.46</dc:date>
    <dc:creator>Mattias </dc:creator>
    <meta:document-statistic meta:table-count="0" meta:image-count="0" meta:object-count="27" meta:page-count="4" meta:paragraph-count="63" meta:word-count="254" meta:character-count="12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y</math:mi>
      <math:mrow>
        <math:mrow>
          <math:mi math:fontstyle="normal">'</math:mi>
          <math:mo math:stretchy="false">−</math:mo>
          <math:mi math:fontstyle="normal">y</math:mi>
        </math:mrow>
        <math:mo math:stretchy="false">=</math:mo>
        <math:msup>
          <math:mi math:fontstyle="normal">x</math:mi>
          <math:mn>2</math:mn>
        </math:msup>
      </math:mrow>
    </math:mrow>
    <math:annotation math:encoding="StarMath 5.0">xy' - y = x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text>“Integrerande faktor”</math:mtext>
        <math:mo math:stretchy="false">=</math:mo>
        <math:msup>
          <math:mi math:fontstyle="normal">e</math:mi>
          <math:mrow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  <math:mfrac>
              <math:mn>1</math:mn>
              <math:mi math:fontstyle="normal">x</math:mi>
            </math:mfrac>
          </math:mrow>
        </math:msup>
      </math:mrow>
      <math:mo math:stretchy="false">=</math:mo>
      <math:mi math:fontstyle="normal">x</math:mi>
    </math:mrow>
    <math:annotation math:encoding="StarMath 5.0">"“Integrerande faktor”" = e^{{size *1.25 int ""}{1 over x}} = x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row>
        <math:mrow>
          <math:mi math:fontstyle="normal">x</math:mi>
          <math:mo math:stretchy="false">+</math:mo>
          <math:mi math:fontstyle="normal">u</math:mi>
        </math:mrow>
        <math:mo math:stretchy="false">=</math:mo>
        <math:mrow>
          <math:mo math:stretchy="false">−</math:mo>
          <math:mfrac>
            <math:mn>1</math:mn>
            <math:msup>
              <math:mi math:fontstyle="normal">x</math:mi>
              <math:mn>2</math:mn>
            </math:msup>
          </math:mfrac>
        </math:mrow>
      </math:mrow>
    </math:mrow>
    <math:annotation math:encoding="StarMath 5.0">u'x + u = -{1 over x^2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normal">d</math:mi>
        <math:mi>dx</math:mi>
      </math:mfrac>
      <math:mrow>
        <math:mrow>
          <math:mo math:stretchy="false">(</math:mo>
          <math:mrow>
            <math:mi math:fontstyle="normal">x</math:mi>
            <math:mrow>
              <math:mi/>
              <math:mo math:stretchy="false">⋅</math:mo>
              <math:mi/>
            </math:mrow>
            <math:mi math:fontstyle="normal">u</math:mi>
          </math:mrow>
          <math:mo math:stretchy="false">)</math:mo>
        </math:mrow>
        <math:mo math:stretchy="false">=</math:mo>
        <math:mrow>
          <math:mo math:stretchy="false">−</math:mo>
          <math:msup>
            <math:mi math:fontstyle="normal">x</math:mi>
            <math:mrow>
              <math:mo math:stretchy="false">−</math:mo>
              <math:mn>2</math:mn>
            </math:mrow>
          </math:msup>
        </math:mrow>
      </math:mrow>
    </math:mrow>
    <math:annotation math:encoding="StarMath 5.0">{d over {dx}} (x `cdot` u) = -x^{-2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xu</math:mi>
      <math:mo math:stretchy="false">=</math:mo>
      <math:mrow>
        <math:msup>
          <math:mi math:fontstyle="normal">x</math:mi>
          <math:mrow>
            <math:mo math:stretchy="false">−</math:mo>
            <math:mn>1</math:mn>
          </math:mrow>
        </math:msup>
        <math:mo math:stretchy="false">+</math:mo>
        <math:mi math:fontstyle="normal">B</math:mi>
      </math:mrow>
    </math:mrow>
    <math:annotation math:encoding="StarMath 5.0">xu = x^-1 + B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row>
          <math:msup>
            <math:mi math:fontstyle="normal">x</math:mi>
            <math:mrow>
              <math:mo math:stretchy="false">−</math:mo>
              <math:mn>2</math:mn>
            </math:mrow>
          </math:msup>
          <math:mo math:stretchy="false">+</math:mo>
          <math:mfrac>
            <math:mi math:fontstyle="normal">B</math:mi>
            <math:mi math:fontstyle="normal">x</math:mi>
          </math:mfrac>
        </math:mrow>
      </math:mrow>
      <math:mo math:stretchy="false">=</math:mo>
      <math:mfrac>
        <math:mrow>
          <math:mn>1</math:mn>
          <math:mo math:stretchy="false">+</math:mo>
          <math:mi>Bx</math:mi>
        </math:mrow>
        <math:msup>
          <math:mi math:fontstyle="normal">x</math:mi>
          <math:mn>2</math:mn>
        </math:msup>
      </math:mfrac>
    </math:mrow>
    <math:annotation math:encoding="StarMath 5.0">u = x^-2 + {B over x} = {{1 + Bx} over x^2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n>1</math:mn>
        </math:mrow>
      </math:msup>
      <math:mo math:stretchy="false">=</math:mo>
      <math:mfrac>
        <math:mrow>
          <math:mn>1</math:mn>
          <math:mo math:stretchy="false">+</math:mo>
          <math:mi>Bx</math:mi>
        </math:mrow>
        <math:msup>
          <math:mi math:fontstyle="normal">x</math:mi>
          <math:mn>2</math:mn>
        </math:msup>
      </math:mfrac>
    </math:mrow>
    <math:annotation math:encoding="StarMath 5.0">y^-1 = {{1 + Bx} over {x^2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sup>
          <math:mi math:fontstyle="normal">x</math:mi>
          <math:mn>2</math:mn>
        </math:msup>
        <math:mrow>
          <math:mn>1</math:mn>
          <math:mo math:stretchy="false">+</math:mo>
          <math:mi>Bx</math:mi>
        </math:mrow>
      </math:mfrac>
    </math:mrow>
    <math:annotation math:encoding="StarMath 5.0">y = {{x^2} over {1 + Bx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x</math:mi>
          <math:mn>2</math:mn>
        </math:msup>
        <math:mo math:stretchy="false">+</math:mo>
        <math:mi>Cx</math:mi>
      </math:mrow>
      <math:mo math:stretchy="false">=</math:mo>
      <math:mfrac>
        <math:msup>
          <math:mi math:fontstyle="normal">x</math:mi>
          <math:mn>2</math:mn>
        </math:msup>
        <math:mrow>
          <math:mn>1</math:mn>
          <math:mo math:stretchy="false">+</math:mo>
          <math:mi>Bx</math:mi>
        </math:mrow>
      </math:mfrac>
    </math:mrow>
    <math:annotation math:encoding="StarMath 5.0">x^2 + Cx = {x^2 over {1 + Bx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=</math:mo>
        <math:mi math:fontstyle="normal">x</math:mi>
      </math:mrow>
      <math:mrow>
        <math:mo math:stretchy="false">(</math:mo>
        <math:mrow>
          <math:mn>5</math:mn>
          <math:mo math:stretchy="false">−</math:mo>
          <math:mi math:fontstyle="normal">x</math:mi>
        </math:mrow>
        <math:mo math:stretchy="false">)</math:mo>
      </math:mrow>
    </math:mrow>
    <math:annotation math:encoding="StarMath 5.0">{{dx} over {dt}} = x(5 - x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dx} over {dt}} = P(x;`y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3</math:mn>
      </math:msup>
      <math:mi math:fontstyle="normal">y</math:mi>
      <math:mrow>
        <math:mi math:fontstyle="normal">'</math:mi>
        <math:mo math:stretchy="false">−</math:mo>
        <math:msup>
          <math:mi math:fontstyle="normal">x</math:mi>
          <math:mn>2</math:mn>
        </math:msup>
      </math:mrow>
      <math:mrow>
        <math:mi math:fontstyle="normal">y</math:mi>
        <math:mo math:stretchy="false">=</math:mo>
        <math:msup>
          <math:mi math:fontstyle="normal">y</math:mi>
          <math:mn>2,</math:mn>
        </math:msup>
      </math:mrow>
      <math:mi/>
      <math:mi math:fontstyle="normal">x</math:mi>
      <math:mrow>
        <math:mi/>
        <math:mo math:stretchy="false">&gt;</math:mo>
        <math:mi/>
      </math:mrow>
      <math:mn>0</math:mn>
    </math:mrow>
    <math:annotation math:encoding="StarMath 5.0">x^3 y' - x^2 y = y^2, ~~ x `&gt;` 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dy} over {dt}} = Q(x;`y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P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text>{</math:mtext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≃</math:mo>
        <math:mrow>
          <math:mo math:stretchy="false">(</math:mo>
          <math:mrow>
            <math:msub>
              <math:mi math:fontstyle="normal">x</math:mi>
              <math:mn>1</math:mn>
            </math:msub>
            <math:mi math:fontstyle="normal">;</math:mi>
            <math:mi/>
            <math:msub>
              <math:mi math:fontstyle="normal">y</math:mi>
              <math:mn>1</math:mn>
            </math:msub>
          </math:mrow>
          <math:mo math:stretchy="false">)</math:mo>
        </math:mrow>
      </math:mrow>
      <math:mrow>
        <math:mtext>}</math:mtext>
        <math:mo math:stretchy="false">=</math:mo>
        <math:mtext/>
      </math:mrow>
    </math:mrow>
    <math:annotation math:encoding="StarMath 5.0">{dy over dt} = P(x;`y) = "{" (x;`y) simeq (x_1 ;` y_1)  "}" = "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under>
            <math:munder math:accent="true">
              <math:mrow>
                <math:mi math:fontstyle="normal">P</math:mi>
                <math:mrow>
                  <math:mo math:stretchy="false">(</math:mo>
                  <math:mrow>
                    <math:msub>
                      <math:mi math:fontstyle="normal">x</math:mi>
                      <math:mn>1</math:mn>
                    </math:msub>
                    <math:mi math:fontstyle="normal">;</math:mi>
                    <math:mi/>
                    <math:msub>
                      <math:mi math:fontstyle="normal">y</math:mi>
                      <math:mn>1</math:mn>
                    </math:msub>
                  </math:mrow>
                  <math:mo math:stretchy="false">)</math:mo>
                </math:mrow>
              </math:mrow>
              <math:mo math:stretchy="false"></math:mo>
            </math:munder>
            <math:mrow>
              <math:mtext/>
              <math:mo math:stretchy="false">=</math:mo>
              <math:mn>0</math:mn>
            </math:mrow>
          </math:munder>
          <math:mo math:stretchy="false">+</math:mo>
          <math:mrow>
            <math:msub>
              <math:mfenced math:open="" math:close="">
                <math:mfrac>
                  <math:mrow>
                    <math:mo math:stretchy="false">∂</math:mo>
                    <math:mi math:fontstyle="normal">P</math:mi>
                  </math:mrow>
                  <math:mrow>
                    <math:mo math:stretchy="false">∂</math:mo>
                    <math:mi math:fontstyle="normal">x</math:mi>
                  </math:mrow>
                </math:mfrac>
              </math:mfenced>
              <math:mrow>
                <math:mo math:stretchy="false">(</math:mo>
                <math:mrow>
                  <math:msub>
                    <math:mi math:fontstyle="normal">x</math:mi>
                    <math:mn>1</math:mn>
                  </math:msub>
                  <math:mi math:fontstyle="normal">;</math:mi>
                  <math:mi/>
                  <math:msub>
                    <math:mi math:fontstyle="normal">y</math:mi>
                    <math:mn>1</math:mn>
                  </math:msub>
                </math:mrow>
                <math:mo math:stretchy="false">)</math:mo>
              </math:mrow>
            </math:msub>
            <math:mo math:stretchy="false">⋅</math:mo>
            <math:mi/>
          </math:mrow>
        </math:mrow>
      </math:mrow>
      <math:mrow>
        <math:munder>
          <math:munder math:accent="true">
            <math:mrow>
              <math:mo math:stretchy="false">(</math:mo>
              <math:mrow>
                <math:mi math:fontstyle="normal">x</math:mi>
                <math:mo math:stretchy="false">−</math:mo>
                <math:msub>
                  <math:mi math:fontstyle="normal">x</math:mi>
                  <math:mn>1</math:mn>
                </math:msub>
              </math:mrow>
              <math:mo math:stretchy="false">)</math:mo>
            </math:mrow>
            <math:mo math:stretchy="false"></math:mo>
          </math:munder>
          <math:mi math:fontstyle="normal">h</math:mi>
        </math:munder>
        <math:mo math:stretchy="false">+</math:mo>
        <math:mrow>
          <math:msub>
            <math:mfenced math:open="" math:close="">
              <math:mfrac>
                <math:mrow>
                  <math:mo math:stretchy="false">∂</math:mo>
                  <math:mi math:fontstyle="normal">P</math:mi>
                </math:mrow>
                <math:mrow>
                  <math:mo math:stretchy="false">∂</math:mo>
                  <math:mi math:fontstyle="normal">y</math:mi>
                </math:mrow>
              </math:mfrac>
            </math:mfenced>
            <math:mrow>
              <math:mo math:stretchy="false">(</math:mo>
              <math:mrow>
                <math:msub>
                  <math:mi math:fontstyle="normal">x</math:mi>
                  <math:mn>1</math:mn>
                </math:msub>
                <math:mi math:fontstyle="normal">;</math:mi>
                <math:mi/>
                <math:msub>
                  <math:mi math:fontstyle="normal">y</math:mi>
                  <math:mn>1</math:mn>
                </math:msub>
              </math:mrow>
              <math:mo math:stretchy="false">)</math:mo>
            </math:mrow>
          </math:msub>
          <math:mo math:stretchy="false">⋅</math:mo>
          <math:mi/>
        </math:mrow>
      </math:mrow>
      <math:mrow>
        <math:munder>
          <math:munder math:accent="true">
            <math:mrow>
              <math:mo math:stretchy="false">(</math:mo>
              <math:mrow>
                <math:mi math:fontstyle="normal">y</math:mi>
                <math:mo math:stretchy="false">−</math:mo>
                <math:msub>
                  <math:mi math:fontstyle="normal">y</math:mi>
                  <math:mn>1</math:mn>
                </math:msub>
              </math:mrow>
              <math:mo math:stretchy="false">)</math:mo>
            </math:mrow>
            <math:mo math:stretchy="false"></math:mo>
          </math:munder>
          <math:mi math:fontstyle="normal">k</math:mi>
        </math:munder>
        <math:mo math:stretchy="false">+</math:mo>
        <math:mtext>H.O.T.</math:mtext>
      </math:mrow>
    </math:mrow>
    <math:annotation math:encoding="StarMath 5.0">"" = {{P(x_1 ;` y_1)} underbrace {"" = 0}} + left ( {{partial P} over {partial x}} right )_{(x_1 ;` y_1)} cdot` {(x - x_1) underbrace h} + left ( {{partial P} over {partial y}} right )_{(x_1 ;` y_1)} cdot` {(y - y_1) underbrace k} + "H.O.T.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h</math:mi>
      </math:mrow>
      <math:mrow>
        <math:msub>
          <math:mfenced math:open="" math:close="">
            <math:mfrac>
              <math:mrow>
                <math:mo math:stretchy="false">∂</math:mo>
                <math:mi math:fontstyle="normal">P</math:mi>
              </math:mrow>
              <math:mrow>
                <math:mo math:stretchy="false">∂</math:mo>
                <math:mi math:fontstyle="normal">x</math:mi>
              </math:mrow>
            </math:mfrac>
          </math:mfenced>
          <math:mrow>
            <math:mo math:stretchy="false">(</math:mo>
            <math:mrow>
              <math:msub>
                <math:mi math:fontstyle="normal">x</math:mi>
                <math:mn>1</math:mn>
              </math:msub>
              <math:mi math:fontstyle="normal">;</math:mi>
              <math:mi/>
              <math:msub>
                <math:mi math:fontstyle="normal">y</math:mi>
                <math:mn>1</math:mn>
              </math:msub>
            </math:mrow>
            <math:mo math:stretchy="false">)</math:mo>
          </math:mrow>
        </math:msub>
        <math:mo math:stretchy="false">+</math:mo>
        <math:mi math:fontstyle="normal">k</math:mi>
      </math:mrow>
      <math:mrow>
        <math:msub>
          <math:mfenced math:open="" math:close="">
            <math:mfrac>
              <math:mrow>
                <math:mo math:stretchy="false">∂</math:mo>
                <math:mi math:fontstyle="normal">P</math:mi>
              </math:mrow>
              <math:mrow>
                <math:mo math:stretchy="false">∂</math:mo>
                <math:mi math:fontstyle="normal">y</math:mi>
              </math:mrow>
            </math:mfrac>
          </math:mfenced>
          <math:mrow>
            <math:mo math:stretchy="false">(</math:mo>
            <math:mrow>
              <math:msub>
                <math:mi math:fontstyle="normal">x</math:mi>
                <math:mn>1</math:mn>
              </math:msub>
              <math:mi math:fontstyle="normal">;</math:mi>
              <math:mi/>
              <math:msub>
                <math:mi math:fontstyle="normal">y</math:mi>
                <math:mn>1</math:mn>
              </math:msub>
            </math:mrow>
            <math:mo math:stretchy="false">)</math:mo>
          </math:mrow>
        </math:msub>
        <math:mo math:stretchy="false">+</math:mo>
        <math:mtext>H.O.T.</math:mtext>
      </math:mrow>
    </math:mrow>
    <math:annotation math:encoding="StarMath 5.0">{dy over dt} = h left ( {{partial P} over {partial x}} right )_{(x_1 ;` y_1)} + k left ( {{partial P} over {partial y}} right )_{(x_1 ;` y_1)}+ "H.O.T."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≈</math:mo>
        <math:mfenced math:open="" math:close="">
          <math:mtable>
            <math:mtr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P</math:mi>
                      </math:mrow>
                      <math:mrow>
                        <math:mo math:stretchy="false">∂</math:mo>
                        <math:mi math:fontstyle="normal">x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P</math:mi>
                      </math:mrow>
                      <math:mrow>
                        <math:mo math:stretchy="false">∂</math:mo>
                        <math:mi math:fontstyle="normal">y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</math:mtr>
            <math:mtr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Q</math:mi>
                      </math:mrow>
                      <math:mrow>
                        <math:mo math:stretchy="false">∂</math:mo>
                        <math:mi math:fontstyle="normal">x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Q</math:mi>
                      </math:mrow>
                      <math:mrow>
                        <math:mo math:stretchy="false">∂</math:mo>
                        <math:mi math:fontstyle="normal">y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</math:mtr>
          </math:mtable>
        </math:mfenced>
      </math:mrow>
      <math:mfenced math:open="" math:close="">
        <math:mtable>
          <math:mtr>
            <math:mi math:fontstyle="normal">h</math:mi>
          </math:mtr>
          <math:mtr>
            <math:mi math:fontstyle="normal">k</math:mi>
          </math:mtr>
        </math:mtable>
      </math:mfenced>
    </math:mrow>
    <math:annotation math:encoding="StarMath 5.0">{dx over dt} approx left ( matrix{
left [ {{partial P} over {partial x}} right ]_{(x_1 ;` y_1)} #
left [ {{partial P} over {partial y}} right ]_{(x_1 ;` y_1)} ##
left [ {{partial Q} over {partial x}} right ]_{(x_1 ;` y_1)} #
left [ {{partial Q} over {partial y}} right ]_{(x_1 ;` y_1)}
} right ) left ( stack{h # k} right 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n>5</math:mn>
                  <math:mo math:stretchy="false">−</math:mo>
                  <math:mn>2x</math:mn>
                </math:mrow>
              </math:mtd>
              <math:mtd>
                <math:mn>0</math:mn>
              </math:mtd>
            </math:mtr>
            <math:mtr>
              <math:mtd>
                <math:mi math:fontstyle="normal">y</math:mi>
              </math:mtd>
              <math:mtd>
                <math:mrow>
                  <math:mi math:fontstyle="normal">x</math:mi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{bold A}(x;`y) = left ( matrix{5 - 2x # 0 ## y # x - 1} right 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n>0</math:mn>
            <math:mi math:fontstyle="normal">;</math:mi>
            <math:mi/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5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{bold A}(0;`0) = left ( matrix{5 # 0 ## 0 # -1} right 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n>5</math:mn>
            <math:mi math:fontstyle="normal">;</math:mi>
            <math:mi/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4</math:mn>
              </math:mtd>
            </math:mtr>
          </math:mtable>
        </math:mfenced>
      </math:mrow>
    </math:mrow>
    <math:annotation math:encoding="StarMath 5.0">{bold A}(5;`0) = left ( matrix{-5 # 0 ## 0 # 4} right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−</math:mo>
        <math:mfrac>
          <math:mn>1</math:mn>
          <math:mi math:fontstyle="normal">x</math:mi>
        </math:mfrac>
      </math:mrow>
      <math:mrow>
        <math:mi math:fontstyle="normal">y</math:mi>
        <math:mo math:stretchy="false">=</math:mo>
        <math:mi math:fontstyle="normal">x</math:mi>
      </math:mrow>
    </math:mrow>
    <math:annotation math:encoding="StarMath 5.0">y' - {1 over x}y =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e</math:mi>
          <math:mrow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o math:stretchy="false">−</math:mo>
              <math:mfrac>
                <math:mn>1</math:mn>
                <math:mi math:fontstyle="normal">x</math:mi>
              </math:mfrac>
            </math:mrow>
            <math:mi/>
            <math:mi>dx</math:mi>
          </math:mrow>
        </math:msup>
        <math:mo math:stretchy="false">=</math:mo>
        <math:msup>
          <math:mi math:fontstyle="normal">e</math:mi>
          <math:mrow>
            <math:mi>ln</math:mi>
            <math:mfrac>
              <math:mn>1</math:mn>
              <math:mi math:fontstyle="normal">x</math:mi>
            </math:mfrac>
          </math:mrow>
        </math:msup>
      </math:mrow>
      <math:mo math:stretchy="false">=</math:mo>
      <math:mfrac>
        <math:mn>1</math:mn>
        <math:mi math:fontstyle="normal">x</math:mi>
      </math:mfrac>
    </math:mrow>
    <math:annotation math:encoding="StarMath 5.0">e^{{size *1.25 int ""} -{1 over x}`dx} = e^{ln {1 over x}} = {1 over 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 math:fontstyle="normal">x</math:mi>
      </math:mfrac>
      <math:mi math:fontstyle="normal">y</math:mi>
      <math:mrow>
        <math:mi math:fontstyle="normal">'</math:mi>
        <math:mo math:stretchy="false">−</math:mo>
        <math:mfrac>
          <math:mn>1</math:mn>
          <math:msup>
            <math:mi math:fontstyle="normal">x</math:mi>
            <math:mn>2</math:mn>
          </math:msup>
        </math:mfrac>
      </math:mrow>
      <math:mrow>
        <math:mi math:fontstyle="normal">y</math:mi>
        <math:mo math:stretchy="false">=</math:mo>
        <math:mn>1</math:mn>
      </math:mrow>
    </math:mrow>
    <math:annotation math:encoding="StarMath 5.0">{1 over x} y' - {1 over x^2} y = 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n>1</math:mn>
              <math:mi math:fontstyle="normal">x</math:mi>
            </math:mfrac>
            <math:mi math:fontstyle="normal">y</math:mi>
          </math:mrow>
        </math:mfenced>
        <math:mo math:stretchy="false">=</math:mo>
        <math:mn>1</math:mn>
      </math:mrow>
    </math:mrow>
    <math:annotation math:encoding="StarMath 5.0">{partial over {partial x}} left ( {1 over x} y right ) = 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normal">y</math:mi>
        <math:mi math:fontstyle="normal">x</math:mi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y over x} = x + 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sup>
          <math:mi math:fontstyle="normal">x</math:mi>
          <math:mn>2</math:mn>
        </math:msup>
        <math:mo math:stretchy="false">+</math:mo>
        <math:mi>Cx</math:mi>
      </math:mrow>
    </math:mrow>
    <math:annotation math:encoding="StarMath 5.0">y = x^2 + C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i math:fontstyle="normal">'</math:mi>
        <math:mo math:stretchy="false">+</math:mo>
        <math:mfrac>
          <math:mn>1</math:mn>
          <math:mi math:fontstyle="normal">x</math:mi>
        </math:mfrac>
      </math:mrow>
      <math:mrow>
        <math:mi math:fontstyle="normal">u</math:mi>
        <math:mo math:stretchy="false">=</math:mo>
        <math:mrow>
          <math:mo math:stretchy="false">−</math:mo>
          <math:mfrac>
            <math:mn>1</math:mn>
            <math:msup>
              <math:mi math:fontstyle="normal">x</math:mi>
              <math:mn>3</math:mn>
            </math:msup>
          </math:mfrac>
        </math:mrow>
      </math:mrow>
    </math:mrow>
    <math:annotation math:encoding="StarMath 5.0">u' + {1 over x} u = - {1 over x^3}</math:annotation>
  </math:semantics>
</math:math>
</file>